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7.053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15.203cm" draw:caption-point-x="1.697cm" draw:caption-point-y="0.036cm">
              <dc:date>2023-09-16T00:00:00</dc:date>
              <text:p text:style-name="P3">Locales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09:34:16.8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6T10:13:04.533000000</dc:date>
    <meta:editing-duration>PT1H47M27S</meta:editing-duration>
    <meta:editing-cycles>14</meta:editing-cycles>
    <meta:generator>LibreOffice/7.3.2.2$Windows_X86_64 LibreOffice_project/49f2b1bff42cfccbd8f788c8dc32c1c309559be0</meta:generator>
    <meta:document-statistic meta:table-count="1" meta:cell-count="105" meta:object-count="0"/>
  </office:meta>
</office:document-meta>
</file>